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" svg:font-family="Courier" style:font-family-generic="roman" style:font-pitch="variable" svg:panose-1="2 7 4 9 2 2 5 2 4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  <style:text-properties style:use-window-font-color="true"/>
    </style:style>
    <style:style style:name="P2" style:parent-style-name="Heading1" style:family="paragraph">
      <style:text-properties style:use-window-font-color="true"/>
    </style:style>
    <style:style style:name="P3" style:parent-style-name="Heading1" style:family="paragraph">
      <style:text-properties style:use-window-font-color="true"/>
    </style:style>
    <style:style style:name="P4" style:parent-style-name="Heading2" style:family="paragraph">
      <style:text-properties style:use-window-font-color="true"/>
    </style:style>
    <style:style style:name="P5" style:parent-style-name="Heading3" style:family="paragraph">
      <style:text-properties style:use-window-font-color="true"/>
    </style:style>
    <style:style style:name="P6" style:parent-style-name="Heading2" style:family="paragraph">
      <style:text-properties style:use-window-font-color="true"/>
    </style:style>
    <style:style style:name="P7" style:parent-style-name="Heading3" style:family="paragraph">
      <style:text-properties style:use-window-font-color="true"/>
    </style:style>
    <style:style style:name="P8" style:parent-style-name="Heading3" style:family="paragraph">
      <style:text-properties style:use-window-font-color="true"/>
    </style:style>
    <style:style style:name="P9" style:parent-style-name="Heading3" style:family="paragraph">
      <style:text-properties style:use-window-font-color="true"/>
    </style:style>
    <style:style style:name="P10" style:parent-style-name="Heading2" style:family="paragraph">
      <style:text-properties style:use-window-font-color="true"/>
    </style:style>
    <style:style style:name="P11" style:parent-style-name="Heading3" style:family="paragraph">
      <style:text-properties style:use-window-font-color="true"/>
    </style:style>
    <style:style style:name="P12" style:parent-style-name="Heading2" style:family="paragraph">
      <style:text-properties style:use-window-font-color="true"/>
    </style:style>
    <style:style style:name="P13" style:parent-style-name="Heading3" style:family="paragraph">
      <style:text-properties style:use-window-font-color="true"/>
    </style:style>
    <style:style style:name="P14" style:parent-style-name="Heading1" style:family="paragraph">
      <style:text-properties style:use-window-font-color="true"/>
    </style:style>
    <style:style style:name="P15" style:parent-style-name="Heading2" style:family="paragraph">
      <style:paragraph-properties fo:margin-top="0in" fo:margin-bottom="0.1388in"/>
      <style:text-properties style:use-window-font-color="true" fo:font-size="14pt" style:font-size-asian="14pt" style:font-size-complex="14pt"/>
    </style:style>
    <style:style style:name="P16" style:parent-style-name="Heading2" style:family="paragraph">
      <style:paragraph-properties fo:margin-top="0in"/>
      <style:text-properties fo:font-weight="normal" style:font-weight-asian="normal" style:font-weight-complex="normal" style:use-window-font-color="true" fo:font-size="11pt" style:font-size-asian="11pt" style:font-size-complex="11pt"/>
    </style:style>
    <style:style style:name="P17" style:parent-style-name="Heading2" style:family="paragraph">
      <style:paragraph-properties fo:margin-top="0in"/>
      <style:text-properties fo:font-weight="normal" style:font-weight-asian="normal" style:font-weight-complex="normal" style:use-window-font-color="true" fo:font-size="11pt" style:font-size-asian="11pt" style:font-size-complex="11pt"/>
    </style:style>
    <style:style style:name="P18" style:parent-style-name="Heading1" style:family="paragraph">
      <style:text-properties style:use-window-font-color="true"/>
    </style:style>
  </office:automatic-styles>
  <office:body>
    <office:text text:use-soft-page-breaks="true">
      <text:p text:style-name="P1">Huimin Kong</text:p>
      <text:p text:style-name="Standard">Greater Boston Area<text:line-break/>Tel.<text:s/>978-335-5945 | Email: kong.huimin@gmail.com<text:line-break/>LinkedIn:<text:s/>https://www.linkedin.com/in/huimin-kong-2105b412/</text:p>
      <text:h text:style-name="P2" text:outline-level="1">PROFESSIONAL SUMMARY</text:h>
      <text:p text:style-name="Standard">VP-level business executive with PhD-level scientific credibility and 15+ years of experience driving revenue growth, strategic partnerships, and commercialization in life sciences, in vitro diagnostics (IVD), and CRO-adjacent markets. Proven track record of originating, negotiating, and closing complex, high-value partnerships and licensing agreements with global pharma, biotech, and diagnostics leaders. Former founder and CEO with $100M+ in cumulative product revenue, multiple FDA-cleared assays, and a successful M&amp;A exit. Trusted executive advisor known for translating advanced science into compelling commercial value propositions.</text:p>
      <text:h text:style-name="P3" text:outline-level="1">PROFESSIONAL EXPERIENCE</text:h>
      <text:h text:style-name="P4" text:outline-level="2">AstraDx – Greater Boston Area</text:h>
      <text:h text:style-name="P5" text:outline-level="3">Strategic Advisor</text:h>
      <text:p text:style-name="Standard">July 2025 – Present</text:p>
      <text:p text:style-name="Textbody">- Provides strategic and technical guidance on antibiotic susceptibility testing platforms leveraging imaging technology and AI-based analysis. Advises on partner positioning, external collaborations, and commercialization strategy to support future business development and market entry.</text:p>
      <text:p text:style-name="Standard"/>
      <text:h text:style-name="P6" text:outline-level="2">QuidelOrtho – Greater Boston Area</text:h>
      <text:h text:style-name="P7" text:outline-level="3">Executive Advisor</text:h>
      <text:p text:style-name="Standard">Oct 2024 – June 2025</text:p>
      <text:p text:style-name="Textbody">- Advised executive leadership on molecular diagnostics and point-of-care strategy, including portfolio prioritization, partnership evaluation, and external collaboration opportunities.</text:p>
      <text:p text:style-name="Textbody">- Supported senior-level scientific and commercial discussions with strategic partners and customers.</text:p>
      <text:p text:style-name="Standard"/>
      <text:h text:style-name="P8" text:outline-level="3">VP, BioHelix<text:s/>Division</text:h>
      <text:p text:style-name="Standard">Dec 2023 – Oct 2024</text:p>
      <text:p text:style-name="Standard">- Led cross-functional assay development and manufacturing teams supporting syndromic panel diagnostics platforms.</text:p>
      <text:p text:style-name="Standard">- Partnered with commercial and BD teams to support customer engagements, technical diligence, and external collaborations.</text:p>
      <text:p text:style-name="Standard">- Contributed to platform positioning and customer-facing scientific discussions to enable future commercial growth.</text:p>
      <text:soft-page-break/>
      <text:h text:style-name="P9" text:outline-level="3">President, BioHelix – A QuidelOrtho Company</text:h>
      <text:p text:style-name="Standard">2013 – 2023</text:p>
      <text:p text:style-name="Standard">- Directed development and commercialization of molecular diagnostic assays based on proprietary HDA technology.<text:line-break/>- Implemented a full quality and regulatory system, securing clearance for over 10 FDA-approved MDx tests.<text:line-break/>- Developed a COVID-19 isothermal nucleic acid test and obtained Emergency Use Authorization within 6 months.<text:line-break/>- Generated $100M+ in cumulative revenue through commercialization efforts.<text:line-break/>- Participated in Quidel scientific advisory board meetings and member of the IP committee meetings.</text:p>
      <text:h text:style-name="P10" text:outline-level="2">BioHelix Corporation – Greater Boston Area</text:h>
      <text:h text:style-name="P11" text:outline-level="3">Founder, President &amp; CEO</text:h>
      <text:p text:style-name="Standard">2004 – 2013</text:p>
      <text:p text:style-name="Standard">- Founded BioHelix and raised $15M+ from investors and grants.<text:line-break/>- Directed R&amp;D to develop proprietary isothermal HDA technology.<text:line-break/>- Launched first FDA-cleared assay (HSV) in 2011.<text:line-break/>- Formed strategic partnerships with Pfizer, Monsanto, BASF, QIAGEN, IDEXX, and Quidel.<text:line-break/>- Negotiated acquisition by Quidel, delivering 5X investor return.<text:line-break/>- Worked with CRO partner to implement ISO 13485:2016 and FDA QSR-compliant quality systems.</text:p>
      <text:h text:style-name="P12" text:outline-level="2">New England Biolabs – Greater Boston Area</text:h>
      <text:h text:style-name="P13" text:outline-level="3">Senior Scientist &amp; Group Leader</text:h>
      <text:p text:style-name="Standard">1998 – 2004</text:p>
      <text:p text:style-name="Standard">- Led R&amp;D team focused on novel enzymes for isothermal nucleic acid amplification technology.<text:line-break/>- Invented and developed the HDA method (EMBO Reports, 2004).<text:line-break/>- Co-developed enzymes for Strand Displacement Amplification in collaboration with BD.</text:p>
      <text:h text:style-name="P14" text:outline-level="1">EDUCATION</text:h>
      <text:p text:style-name="Standard">- Ph.D. in Biology (Molecular Biology) – Boston University 1998<text:line-break/>- M.Sc. and B.Sc. in Genetics and Microbiology – Fudan University</text:p>
      <text:p text:style-name="Standard"/>
      <text:h text:style-name="P15" text:outline-level="2">INTELLECTUAL PROPERTY &amp; PUBLICATIONS</text:h>
      <text:h text:style-name="P16" text:outline-level="2">- Primary inventor on 15 U.S. patents, including foundational HDA technology.</text:h>
      <text:h text:style-name="P17" text:outline-level="2">-<text:s/>Author of 40+ peer-reviewed scientific publications.</text:h>
      <text:h text:style-name="P18" text:outline-level="1">KEY ACHIEVEMENTS</text:h>
      <text:p text:style-name="Standard">- Founded and led BioHelix through FDA approvals and successful M&amp;A.<text:line-break/>- Developed and commercialized 10+ FDA-cleared IVD assays.<text:line-break/>- Negotiated key industry partnerships and licensing agreements.<text:line-break/>- Primary inventor of HDA technology, generating $100M+ in cumullative product revenu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" svg:font-family="Courier" style:font-family-generic="roman" style:font-pitch="variable" svg:panose-1="2 7 4 9 2 2 5 2 4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mbria" style:font-name-asian="MS Mincho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-asian="MS Gothic" style:font-name-complex="Tahom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-asian="MS Gothic" style:font-name-complex="Tahom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-asian="MS Gothic" style:font-name-complex="Tahoma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-asian="MS Gothic" style:font-name-complex="Tahom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-asian="MS Gothic" style:font-name-complex="Tahoma" fo:color="#243F60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-asian="MS Gothic" style:font-name-complex="Tahoma" fo:font-style="italic" style:font-style-asian="italic" style:font-style-complex="italic" fo:color="#243F60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-asian="MS Gothic" style:font-name-complex="Tahoma" fo:font-style="italic" style:font-style-asian="italic" style:font-style-complex="italic" fo:color="#404040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-asian="MS Gothic" style:font-name-complex="Tahoma" fo:color="#4F81BD" fo:font-size="10pt" style:font-size-asian="10pt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-asian="MS Gothic" style:font-name-complex="Tahom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Title" style:display-name="Title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-asian="MS Gothic" style:font-name-complex="Tahom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text-properties style:font-name-asian="MS Gothic" style:font-name-complex="Tahom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ist2WW" style:display-name="List 2 (WW)" style:family="paragraph" style:parent-style-name="Standard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WW" style:display-name="List 3 (WW)" style:family="paragraph" style:parent-style-name="Standard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1" style:display-name="List 1" style:family="paragraph" style:parent-style-name="Standard" style:list-style-name="WWNum1">
      <style:paragraph-properties style:contextual-spacing="true"/>
      <style:text-properties fo:hyphenate="false"/>
    </style:style>
    <style:style style:name="List2" style:display-name="List 2" style:family="paragraph" style:parent-style-name="Standard" style:list-style-name="WWNum2">
      <style:paragraph-properties style:contextual-spacing="true"/>
      <style:text-properties fo:hyphenate="false"/>
    </style:style>
    <style:style style:name="List3" style:display-name="List 3" style:family="paragraph" style:parent-style-name="Standard" style:list-style-name="WWNum3">
      <style:paragraph-properties style:contextual-spacing="true"/>
      <style:text-properties fo:hyphenate="false"/>
    </style:style>
    <style:style style:name="Numbering1" style:display-name="Numbering 1" style:family="paragraph" style:parent-style-name="Standard" style:list-style-name="WWNum5">
      <style:paragraph-properties style:contextual-spacing="true"/>
      <style:text-properties fo:hyphenate="false"/>
    </style:style>
    <style:style style:name="Numbering2" style:display-name="Numbering 2" style:family="paragraph" style:parent-style-name="Standard" style:list-style-name="WWNum6">
      <style:paragraph-properties style:contextual-spacing="true"/>
      <style:text-properties fo:hyphenate="false"/>
    </style:style>
    <style:style style:name="Numbering3" style:display-name="Numbering 3" style:family="paragraph" style:parent-style-name="Standard" style:list-style-name="WWNum7">
      <style:paragraph-properties style:contextual-spacing="true"/>
      <style:text-properties fo:hyphenate="false"/>
    </style:style>
    <style:style style:name="List1Cont." style:display-name="List 1 Cont." style:family="paragraph" style:parent-style-name="Standard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2Cont." style:display-name="List 2 Cont." style:family="paragraph" style:parent-style-name="Standard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3Cont." style:display-name="List 3 Cont." style:family="paragraph" style:parent-style-name="Standard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 fo:widows="2" fo:orphans="2" fo:margin-bottom="0.1388in" fo:line-height="115%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style:font-name-asian="Courier" style:font-name-complex="Courier" fo:font-size="10pt" style:font-size-asian="10pt" style:font-size-complex="10pt" fo:hyphenate="false"/>
    </style:style>
    <style:style style:name="Quote" style:display-name="Quote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Heading1" style:next-style-name="Standard" style:default-outline-level="1"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" style:font-name-asian="MS Gothic" style:font-name-complex="Tahoma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ahoma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ahoma" fo:font-weight="bold" style:font-weight-asian="bold" style:font-weight-complex="bold" fo:color="#4F81BD"/>
    </style:style>
    <style:style style:name="TitleChar" style:display-name="Title Char" style:family="text" style:parent-style-name="DefaultParagraphFont">
      <style:text-properties style:font-name="Calibri" style:font-name-asian="MS Gothic" style:font-name-complex="Tahoma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ahoma" fo:font-style="italic" style:font-style-asian="italic" style:font-style-complex="italic" fo:color="#4F81BD" fo:letter-spacing="0.0104in" fo:font-size="12pt" style:font-size-asian="12pt" style:font-size-complex="12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MacroTextChar" style:display-name="Macro Text Char" style:family="text" style:parent-style-name="DefaultParagraphFont">
      <style:text-properties style:font-name="Courier" style:font-name-asian="Courier" style:font-name-complex="Courier" fo:font-size="10pt" style:font-size-asian="10pt" style:font-size-complex="10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ahoma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ahoma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ahoma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ahoma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ahoma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ahoma" fo:font-style="italic" style:font-style-asian="italic" style:font-style-complex="italic" fo:color="#404040" fo:font-size="10pt" style:font-size-asian="10pt" style:font-size-complex="10pt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description>generated by python-docx</dc:description>
    <meta:initial-creator>python-docx</meta:initial-creator>
    <dc:creator>Bryan Blair</dc:creator>
    <meta:creation-date>2026-02-04T18:29:00Z</meta:creation-date>
    <dc:date>2026-02-04T18:29:00Z</dc:date>
    <meta:print-date>2026-02-03T16:29:00Z</meta:print-date>
    <meta:template xlink:href="Normal" xlink:type="simple"/>
    <meta:editing-cycles>2</meta:editing-cycles>
    <meta:editing-duration>PT60S</meta:editing-duration>
    <meta:user-defined meta:name="AppVersion">14.0000</meta:user-defined>
    <meta:document-statistic meta:page-count="2" meta:paragraph-count="42" meta:word-count="514" meta:character-count="3912" meta:row-count="67" meta:non-whitespace-character-count="3440"/>
  </office:meta>
</office:document-meta>
</file>